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af4d3" officeooo:paragraph-rsid="002af4d3"/>
    </style:style>
    <style:style style:name="P2" style:family="paragraph" style:parent-style-name="Text_20_body">
      <style:text-properties style:font-name="Arial" officeooo:rsid="002af4d3" officeooo:paragraph-rsid="002b625c"/>
    </style:style>
    <style:style style:name="P3" style:family="paragraph" style:parent-style-name="Text_20_body">
      <style:text-properties style:font-name="Arial" officeooo:rsid="002af4d3" officeooo:paragraph-rsid="002af4d3"/>
    </style:style>
    <style:style style:name="P4" style:family="paragraph" style:parent-style-name="Text_20_body">
      <style:text-properties style:font-name="Arial" fo:font-weight="bold" officeooo:rsid="002c3e87" officeooo:paragraph-rsid="002c3e87" style:font-weight-asian="bold" style:font-weight-complex="bold"/>
    </style:style>
    <style:style style:name="T1" style:family="text">
      <style:text-properties officeooo:rsid="002b625c"/>
    </style:style>
    <style:style style:name="T2" style:family="text">
      <style:text-properties officeooo:rsid="002b99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a de ajuda humanitária</text:p>
      <text:p text:style-name="P1"/>
      <text:p text:style-name="P1">A construção de unidades para distribuir em locais onde há pessoas que não podem pagar, vai ser feita com os lucros das unidades distribuídas em países ricos.</text:p>
      <text:p text:style-name="P2">As unidades em países ricos vão cobrar aproximadamente 3 euros a dose. Desta forma prevê-se que cada unidade fique paga em aproximadamente 4 meses.</text:p>
      <text:p text:style-name="P2">Como se pode ver, o rácio de investimento é muito bom.</text:p>
      <text:p text:style-name="P2"><text:span text:style-name="T1">O</text:span> lucro de cada maquina em países ricos serve para a construção de 3 novas máquinas por ano <text:span text:style-name="T2">para doar aos pobr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10-25T19:41:37.338433072</dc:date>
    <meta:editing-duration>PT4H14M22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88" meta:character-count="501" meta:non-whitespace-character-count="418"/>
  </office:meta>
</office:document-meta>
</file>